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1da6aa" officeooo:paragraph-rsid="001da6aa"/>
    </style:style>
    <style:style style:name="P5" style:family="paragraph" style:parent-style-name="Text_20_body" style:list-style-name="L1">
      <style:text-properties officeooo:rsid="0028722c" officeooo:paragraph-rsid="0028722c"/>
    </style:style>
    <style:style style:name="P6" style:family="paragraph" style:parent-style-name="Text_20_body" style:list-style-name="L1">
      <style:text-properties officeooo:rsid="002c5d83" officeooo:paragraph-rsid="002c5d83"/>
    </style:style>
    <style:style style:name="P7" style:family="paragraph" style:parent-style-name="Text_20_body" style:list-style-name="L2">
      <style:text-properties officeooo:rsid="0049fc63" officeooo:paragraph-rsid="0049fc63"/>
    </style:style>
    <style:style style:name="P8" style:family="paragraph" style:parent-style-name="Text_20_body" style:list-style-name="L2">
      <style:text-properties officeooo:rsid="005af835" officeooo:paragraph-rsid="005af835"/>
    </style:style>
    <style:style style:name="P9" style:family="paragraph" style:parent-style-name="Text_20_body" style:list-style-name="L3">
      <style:text-properties officeooo:rsid="0069987b" officeooo:paragraph-rsid="0069987b"/>
    </style:style>
    <style:style style:name="T1" style:family="text">
      <style:text-properties officeooo:rsid="0012b9ed"/>
    </style:style>
    <style:style style:name="T2" style:family="text">
      <style:text-properties officeooo:rsid="0020bdd8"/>
    </style:style>
    <style:style style:name="T3" style:family="text">
      <style:text-properties officeooo:rsid="0026559d"/>
    </style:style>
    <style:style style:name="T4" style:family="text">
      <style:text-properties officeooo:rsid="00289a69"/>
    </style:style>
    <style:style style:name="T5" style:family="text">
      <style:text-properties officeooo:rsid="002de9c5"/>
    </style:style>
    <style:style style:name="T6" style:family="text">
      <style:text-properties officeooo:rsid="00329520"/>
    </style:style>
    <style:style style:name="T7" style:family="text">
      <style:text-properties officeooo:rsid="00357bcb"/>
    </style:style>
    <style:style style:name="T8" style:family="text">
      <style:text-properties officeooo:rsid="0035830d"/>
    </style:style>
    <style:style style:name="T9" style:family="text">
      <style:text-properties officeooo:rsid="0038d258"/>
    </style:style>
    <style:style style:name="T10" style:family="text">
      <style:text-properties officeooo:rsid="004af479"/>
    </style:style>
    <style:style style:name="T11" style:family="text">
      <style:text-properties officeooo:rsid="004b6466"/>
    </style:style>
    <style:style style:name="T12" style:family="text">
      <style:text-properties officeooo:rsid="004cd574"/>
    </style:style>
    <style:style style:name="T13" style:family="text">
      <style:text-properties officeooo:rsid="0052879e"/>
    </style:style>
    <style:style style:name="T14" style:family="text">
      <style:text-properties officeooo:rsid="00551e12"/>
    </style:style>
    <style:style style:name="T15" style:family="text">
      <style:text-properties officeooo:rsid="005bd61f"/>
    </style:style>
    <style:style style:name="T16" style:family="text">
      <style:text-properties officeooo:rsid="005ef852"/>
    </style:style>
    <style:style style:name="T17" style:family="text">
      <style:text-properties officeooo:rsid="007132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5:21-32</text:h>
      <text:h text:style-name="Heading_20_2" text:outline-level="2"><text:bookmark text:name="en-GNT-26302"/>Teaching about Anger <text:span text:style-name="T1">(21-26)</text:span></text:h>
      <text:list xml:id="list582333035" text:style-name="L1">
        <text:list-item>
          <text:p text:style-name="P1">“You have heard that people were told in the past, ‘Do not commit murder; anyone who does will be brought to trial.’ <text:bookmark text:name="en-GNT-26303"/>But now I tell you: if you are angry with your brother you will be brought to trial, if you call your brother ‘You good-for-nothing!’ you will be brought before the Council, and if you call your brother a worthless fool you will be in danger of going to the fire of hell. <text:bookmark text:name="en-GNT-26304"/>So if you are about to offer your gift to God at the altar and there you remember that your brother has something against you, <text:bookmark text:name="en-GNT-26305"/>leave your gift there in front of the altar, go at once and make peace with your brother, and then come back and offer your gift to God.<text:bookmark text:name="en-GNT-26306"/> “If someone brings a lawsuit against you and takes you to court, settle the dispute while there is time, before you get to court. Once you are there, you will be turned over to the judge, who will hand you over to the police, and you will be put in jail.<text:bookmark text:name="en-GNT-26307"/> There you will stay, I tell you, until you pay the last penny of your fine.</text:p>
        </text:list-item>
        <text:list-item>
          <text:p text:style-name="P4">Anger is an enemy and it makes us do nasty thing. <text:span text:style-name="T2">Jesus is saying, we’ll <text:s/>be judged for being angry to our brother. Let’s not be angry, anger is a bad seed and we’ll reap havoc. </text:span><text:span text:style-name="T3">If you’re about to offer a gift to God and then remember that your brother has something against you, leave the gift at the alter and go make peace with your brother first.</text:span></text:p>
        </text:list-item>
        <text:list-item>
          <text:p text:style-name="P5">Let’s settle disputes before they get to the court, we have a higher chance of surviving persection that at the court. <text:span text:style-name="T4">Once handed over to the courts, you’ll stay in jail until the last penny is paid.</text:span></text:p>
        </text:list-item>
        <text:list-item>
          <text:p text:style-name="P6">These lessons are there for us to live in hamorny with each other. In both scenarios of anger and taking each other to court, we see that as humans we <text:span text:style-name="T6">do</text:span> wrong <text:span text:style-name="T6">to</text:span> each other. <text:span text:style-name="T5">How we respond to such wrong is more importan</text:span><text:span text:style-name="T7">t. </text:span><text:span text:style-name="T8">We should forgive each other, we should make peace with each other, </text:span><text:span text:style-name="T9">we should settle each others debts outside of court.</text:span></text:p>
        </text:list-item>
      </text:list>
      <text:h text:style-name="Heading_20_2" text:outline-level="2"><text:bookmark text:name="en-GNT-26308"/>Teaching about Adultery <text:span text:style-name="T1">(27-30)</text:span></text:h>
      <text:list xml:id="list3712201978" text:style-name="L2">
        <text:list-item>
          <text:p text:style-name="P2">“You have heard that it was said, ‘Do not commit adultery.’ <text:bookmark text:name="en-GNT-26309"/>But now I tell you: anyone who looks at a woman and wants to possess her is guilty of committing adultery with her in his heart. <text:bookmark text:name="en-GNT-26310"/>So if your right eye causes you to sin, take it out and throw it away! It is much better for you to lose a part of your body than to have your whole body thrown into hell. <text:bookmark text:name="en-GNT-26311"/>If your right hand causes you to sin, cut it off and throw it away! It is much better for you to lose one of your limbs than to have your whole body go off to hell.</text:p>
        </text:list-item>
        <text:list-item>
          <text:p text:style-name="P7">According to these verses, adultery is nolonger about that action alone but <text:span text:style-name="T12">also </text:span>about the mind <text:span text:style-name="T13">and </text:span><text:span text:style-name="T10">heart. It all begins in the mind and heart before it manifests to actions, hence, it need</text:span><text:span text:style-name="T11">s</text:span><text:span text:style-name="T10"> to be dealt with at the root. </text:span><text:span text:style-name="T14">God, Jesus, the Holy Spirit will also help us tranform our mind from such folly.</text:span></text:p>
        </text:list-item>
        <text:list-item>
          <text:p text:style-name="P8">We should learn to cut off or prune things that cause us to sin. <text:span text:style-name="T15">It’s better to lose such things than to lose ourself. </text:span><text:span text:style-name="T16">We should cut it off.</text:span></text:p>
        </text:list-item>
      </text:list>
      <text:h text:style-name="Heading_20_2" text:outline-level="2"><text:bookmark text:name="en-GNT-26312"/><text:soft-page-break/>Teaching about Divorce <text:span text:style-name="T1">(31-32)</text:span></text:h>
      <text:list xml:id="list2988357586" text:style-name="L3">
        <text:list-item>
          <text:p text:style-name="P3">“It was also said, ‘Anyone who divorces his wife must give her a written notice of divorce.’ <text:bookmark text:name="en-GNT-26313"/>But now I tell you: if a man divorces his wife for any cause other than her unfaithfulness, then he is guilty of making her commit adultery if she marries again; and the man who marries her commits adultery also.</text:p>
        </text:list-item>
        <text:list-item>
          <text:p text:style-name="P9">Divorce should be due to unfaithfulness alone, anything besides that will result in adultery if <text:s/>there is re-marriage to other people. <text:span text:style-name="T17">Both the divorced party and the new party have committed adulter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06:45:08.969531190</meta:creation-date>
    <dc:date>2021-10-19T07:24:50.439626454</dc:date>
    <meta:editing-duration>PT39M37S</meta:editing-duration>
    <meta:editing-cycles>30</meta:editing-cycles>
    <meta:generator>LibreOffice/6.4.7.2$Linux_X86_64 LibreOffice_project/40$Build-2</meta:generator>
    <meta:document-statistic meta:table-count="0" meta:image-count="0" meta:object-count="0" meta:page-count="2" meta:paragraph-count="13" meta:word-count="675" meta:character-count="3461" meta:non-whitespace-character-count="2806"/>
  </office:meta>
</office:document-meta>
</file>